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IDFont+F7" svg:font-family="CIDFont+F7" style:font-family-generic="roman" style:font-pitch="variable"/>
    <style:font-face style:name="CIDFont+F8" svg:font-family="CIDFont+F8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Default_20_Drawing_20_Style">
      <style:paragraph-properties fo:text-align="left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officeooo:rsid="001b7a4b" officeooo:paragraph-rsid="001b7a4b"/>
    </style:style>
    <style:style style:name="P3" style:family="paragraph" style:parent-style-name="Standard">
      <style:text-properties officeooo:rsid="001b7a4b" officeooo:paragraph-rsid="001b7a4b"/>
    </style:style>
    <style:style style:name="P4" style:family="paragraph" style:parent-style-name="Standard">
      <style:paragraph-properties fo:margin-top="0in" fo:margin-bottom="0.1965in" style:contextual-spacing="false"/>
    </style:style>
    <style:style style:name="P5" style:family="paragraph" style:parent-style-name="Default_20_Drawing_20_Style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text-align="left" style:justify-single-word="false" fo:background-color="#282a36" style:writing-mode="lr-tb"/>
      <style:text-properties style:use-window-font-color="true" loext:opacity="0%" style:font-name="CIDFont+F7" fo:font-size="12pt" fo:language="zxx" fo:country="none" fo:font-style="normal" style:text-underline-style="none" fo:font-weight="normal" officeooo:rsid="001b7a4b" officeooo:paragraph-rsid="001b7a4b" fo:background-color="transparent" style:font-size-asian="12pt" style:font-style-asian="normal" style:font-weight-asian="normal"/>
    </style:style>
    <style:style style:name="P6" style:family="paragraph" style:parent-style-name="Default_20_Drawing_20_Style">
      <style:paragraph-properties fo:text-align="left" style:justify-single-word="false" style:writing-mode="lr-tb"/>
      <style:text-properties fo:color="#00000a" loext:opacity="100%" style:font-name="CIDFont+F7" fo:font-size="12pt" fo:font-style="normal" fo:font-weight="normal" officeooo:rsid="001b7a4b" officeooo:paragraph-rsid="001b7a4b" style:font-size-asian="12pt" style:font-style-asian="normal" style:font-weight-asian="normal"/>
    </style:style>
    <style:style style:name="P7" style:family="paragraph" style:parent-style-name="Default_20_Drawing_20_Style">
      <style:paragraph-properties fo:text-align="left" style:justify-single-word="false" style:writing-mode="lr-tb"/>
      <style:text-properties officeooo:paragraph-rsid="001b7a4b"/>
    </style:style>
    <style:style style:name="P8" style:family="paragraph" style:parent-style-name="Standard">
      <style:paragraph-properties fo:text-align="left" style:justify-single-word="false" style:writing-mode="lr-tb"/>
      <style:text-properties fo:color="#00000a" loext:opacity="100%" style:font-name="CIDFont+F7" fo:font-size="12pt" fo:font-style="normal" fo:font-weight="bold" officeooo:rsid="001b7a4b" officeooo:paragraph-rsid="001b7a4b" style:font-size-asian="12pt" style:font-style-asian="normal" style:font-weight-asian="bold" style:font-weight-complex="bold"/>
    </style:style>
    <style:style style:name="P9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text-align="left" style:justify-single-word="false" fo:background-color="#282a36" style:writing-mode="lr-tb"/>
      <style:text-properties style:use-window-font-color="true" loext:opacity="0%" style:font-name="CIDFont+F7" fo:font-size="12pt" fo:language="zxx" fo:country="none" fo:font-style="normal" style:text-underline-style="none" fo:font-weight="normal" officeooo:rsid="001b7a4b" officeooo:paragraph-rsid="001b7a4b" fo:background-color="transparent" style:font-size-asian="12pt" style:font-style-asian="normal" style:font-weight-asian="normal"/>
    </style:style>
    <style:style style:name="P10" style:family="paragraph" style:parent-style-name="Standard">
      <style:paragraph-properties fo:text-align="left" style:justify-single-word="false" style:writing-mode="lr-tb"/>
      <style:text-properties fo:color="#00000a" loext:opacity="100%" style:font-name="CIDFont+F7" fo:font-size="12pt" fo:font-style="normal" fo:font-weight="normal" officeooo:rsid="001b7a4b" officeooo:paragraph-rsid="001b7a4b" style:font-size-asian="12pt" style:font-style-asian="normal" style:font-weight-asian="normal"/>
    </style:style>
    <style:style style:name="P11" style:family="paragraph" style:parent-style-name="Standard">
      <style:paragraph-properties fo:margin-top="0in" fo:margin-bottom="0.1965in" style:contextual-spacing="false" fo:text-align="left" style:justify-single-word="false" style:writing-mode="lr-tb"/>
      <style:text-properties fo:color="#00000a" loext:opacity="100%" fo:font-style="normal" fo:font-weight="normal" officeooo:paragraph-rsid="001b7a4b"/>
    </style:style>
    <style:style style:name="T1" style:family="text">
      <style:text-properties fo:color="#00000a" loext:opacity="100%" style:font-name="CIDFont+F7" fo:font-size="12pt" fo:font-style="normal" fo:font-weight="normal" officeooo:rsid="001b7a4b" style:font-size-asian="12pt" style:font-style-asian="normal" style:font-weight-asian="normal" style:font-weight-complex="normal"/>
    </style:style>
    <style:style style:name="T2" style:family="text">
      <style:text-properties fo:color="#00000a" loext:opacity="100%" style:font-name="CIDFont+F7" fo:font-size="12pt" fo:font-style="normal" officeooo:rsid="001b7a4b" style:font-size-asian="12pt" style:font-style-asian="normal"/>
    </style:style>
    <style:style style:name="T3" style:family="text">
      <style:text-properties fo:color="#00000a" loext:opacity="100%" style:font-name="CIDFont+F7" fo:font-size="12pt" fo:font-style="normal" style:font-size-asian="12pt" style:font-style-asian="normal"/>
    </style:style>
    <style:style style:name="T4" style:family="text">
      <style:text-properties fo:color="#ff0000" loext:opacity="100%" style:font-name="CIDFont+F7" fo:font-size="12pt" style:font-size-asian="12pt"/>
    </style:style>
    <style:style style:name="T5" style:family="text">
      <style:text-properties fo:color="#00000a" loext:opacity="100%" style:font-name="CIDFont+F7" fo:font-size="12pt" style:font-size-asian="12pt"/>
    </style:style>
    <style:style style:name="T6" style:family="text">
      <style:text-properties fo:color="#f8f8f2" loext:opacity="100%" fo:language="zxx" fo:country="none" fo:font-style="normal" style:text-underline-style="none" fo:font-weight="normal" fo:background-color="transparent" loext:char-shading-value="0"/>
    </style:style>
    <style:style style:name="T7" style:family="text">
      <style:text-properties fo:color="#ffb86c" loext:opacity="100%" fo:language="zxx" fo:country="none" fo:font-style="normal" style:text-underline-style="none" fo:font-weight="normal" fo:background-color="transparent" loext:char-shading-value="0"/>
    </style:style>
    <style:style style:name="T8" style:family="text">
      <style:text-properties fo:color="#f8f8f2" loext:opacity="100%" fo:language="zxx" fo:country="none" fo:font-style="normal" style:text-underline-style="none" fo:font-weight="normal" fo:background-color="#282a36" loext:char-shading-value="0"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" style:family="text">
      <style:text-properties fo:color="#bd93f9" loext:opacity="100%" fo:language="zxx" fo:country="none" fo:font-style="normal" style:text-underline-style="none" fo:font-weight="normal" fo:background-color="transparent" loext:char-shading-value="0"/>
    </style:style>
    <style:style style:name="T10" style:family="text">
      <style:text-properties fo:language="zxx" fo:country="none"/>
    </style:style>
    <style:style style:name="T11" style:family="text">
      <style:text-properties style:font-name="CIDFont+F7" fo:font-size="12pt" fo:font-style="normal" fo:font-weight="normal" style:font-size-asian="12pt" style:font-style-asian="normal" style:font-weight-asian="normal"/>
    </style:style>
    <style:style style:name="T12" style:family="text">
      <style:text-properties fo:color="#ff0000" loext:opacity="100%" style:font-name="CIDFont+F7" fo:font-size="12pt" fo:font-style="normal" style:font-size-asian="12pt" style:font-style-asian="normal"/>
    </style:style>
    <style:style style:name="T13" style:family="text">
      <style:text-properties style:font-name="CIDFont+F7" fo:font-size="12pt" fo:font-style="normal" fo:font-weight="normal" style:font-size-asian="12pt" style:font-style-asian="normal" style:font-weight-asian="normal" style:font-weight-complex="normal"/>
    </style:style>
    <style:style style:name="T14" style:family="text">
      <style:text-properties fo:color="#f8f8f2" loext:opacity="100%"/>
    </style:style>
    <style:style style:name="T15" style:family="text">
      <style:text-properties fo:color="#bd93f9" loext:opacity="100%"/>
    </style:style>
    <style:style style:name="T16" style:family="text">
      <style:text-properties fo:color="#ffb86c" loext:opacity="100%"/>
    </style:style>
    <style:style style:name="T17" style:family="text">
      <style:text-properties fo:color="#00000a" loext:opacity="100%" style:font-name="CIDFont+F7" fo:font-size="12pt" fo:font-style="normal" fo:font-weight="normal" officeooo:rsid="001b7a4b" style:font-size-asian="12pt" style:font-style-asian="normal" style:font-weight-asian="normal"/>
    </style:style>
    <style:style style:name="T18" style:family="text">
      <style:text-properties fo:color="#00000a" loext:opacity="100%" style:font-name="CIDFont+F7" fo:font-size="12pt" fo:font-style="normal" fo:font-weight="bold" style:font-size-asian="12pt" style:font-style-asian="normal" style:font-weight-asian="bold" style:font-weight-complex="bold"/>
    </style:style>
    <style:style style:name="T19" style:family="text">
      <style:text-properties fo:color="#00000a" loext:opacity="100%" style:font-name="CIDFont+F7" fo:font-size="12pt" fo:font-style="normal" fo:font-weight="normal" style:font-size-asian="12pt" style:font-style-asian="normal" style:font-weight-asian="normal"/>
    </style:style>
    <style:style style:name="T20" style:family="text">
      <style:text-properties style:font-name="CIDFont+F7" fo:font-size="12pt" officeooo:rsid="001b7a4b" style:font-size-asian="12pt" style:font-style-asian="normal" style:font-weight-asian="normal" style:font-weight-complex="normal"/>
    </style:style>
    <style:style style:name="T21" style:family="text">
      <style:text-properties style:font-name="CIDFont+F7" fo:font-size="12pt" officeooo:rsid="001c7b23" style:font-size-asian="12pt" style:font-style-asian="normal" style:font-weight-asian="normal" style:font-weight-complex="normal"/>
    </style:style>
    <style:style style:name="T22" style:family="text">
      <style:text-properties style:font-name="CIDFont+F7" fo:font-size="12pt" fo:font-weight="bold" officeooo:rsid="001c7b23" style:font-size-asian="12pt" style:font-style-asian="normal" style:font-weight-asian="bold" style:font-weight-complex="bold"/>
    </style:style>
    <style:style style:name="T23" style:family="text">
      <style:text-properties style:font-name="CIDFont+F7" fo:font-size="12pt" officeooo:rsid="001c7b23" style:font-size-asian="12pt" style:font-style-asian="normal" style:font-weight-asian="normal"/>
    </style:style>
    <style:style style:name="T24" style:family="text">
      <style:text-properties fo:color="#f8f8f2" loext:opacity="100%" fo:language="zxx" fo:country="none" style:text-underline-style="none" officeooo:rsid="001c7b23" fo:background-color="#282a36" loext:char-shading-value="0"/>
    </style:style>
    <style:style style:name="T25" style:family="text">
      <style:text-properties fo:color="#f8f8f2" loext:opacity="100%" fo:language="zxx" fo:country="none" style:text-underline-style="none" fo:background-color="#282a3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<text:span text:style-name="T2"> </text:span><text:span text:style-name="T3">Vyhledejte příkazem v logu kdo a kdy se zalogoval do PC jako </text:span><text:span text:style-name="T4">druhý</text:span><text:span text:style-name="T5"> poslední?<text:line-break/></text:span></text:p>
      <text:p text:style-name="P2"><text:span text:style-name="T6">$ </text:span><text:span text:style-name="Source_20_Text"><text:span text:style-name="T6">last -i | head -n </text:span></text:span><text:span text:style-name="Source_20_Text"><text:span text:style-name="T7">2</text:span></text:span><text:span text:style-name="Source_20_Text"><text:span text:style-name="T6"> | tail -n </text:span></text:span><text:span text:style-name="Source_20_Text"><text:span text:style-name="T7">2</text:span></text:span></text:p>
      <text:p text:style-name="P3"><text:span text:style-name="Source_20_Text"/></text:p>
      <text:p text:style-name="P3"><text:span text:style-name="Source_20_Text">&gt; nebo jednodušeji pomocí </text:span><text:span text:style-name="Source_20_Text"><text:span text:style-name="T8">sed</text:span></text:span></text:p>
      <text:p text:style-name="P3"><text:span text:style-name="Source_20_Text"/></text:p>
      <text:p text:style-name="P2"><text:span text:style-name="T6">$ </text:span><text:span text:style-name="Source_20_Text"><text:span text:style-name="T6">last -i | sed -n </text:span></text:span><text:span text:style-name="Source_20_Text"><text:span text:style-name="T9">'2p'</text:span></text:span></text:p>
      <text:p text:style-name="P4"><text:span text:style-name="Source_20_Text"><text:span text:style-name="T10"/></text:span></text:p>
      <text:p text:style-name="P1" loext:marker-style-name="T11"><text:span text:style-name="T1">2.</text:span><text:span text:style-name="T2"> </text:span><text:span text:style-name="T3">Přesměrujte standardní a chybový výstup spuštěného příkazu pro vyhledání všech souborů </text:span><text:span text:style-name="T12">txt</text:span><text:span text:style-name="T3"> do souboru </text:span><text:span text:style-name="T12">1.log a 2.log</text:span><text:span text:style-name="T3">? <text:line-break/></text:span></text:p>
      <text:p text:style-name="P5" loext:marker-style-name="T13"><text:span text:style-name="T14">$ find /path/to/find -name </text:span><text:span text:style-name="T15">"*.txt"</text:span><text:span text:style-name="T14"> &gt; </text:span><text:span text:style-name="T16">1</text:span><text:span text:style-name="T14">.log </text:span><text:span text:style-name="T16">2</text:span><text:span text:style-name="T14">&gt; </text:span><text:span text:style-name="T16">2</text:span><text:span text:style-name="T14">.log</text:span></text:p>
      <text:p text:style-name="P6" loext:marker-style-name="T13"/>
      <text:p text:style-name="P7" loext:marker-style-name="T13"><text:span text:style-name="T17">3. </text:span><text:span text:style-name="T18">Kolik paměti RAM a jaká grafická karta je v PC?</text:span><text:span text:style-name="T19"> </text:span></text:p>
      <text:p text:style-name="P8" loext:marker-style-name="T13">Paměť zjistíme pomocí free<text:line-break/></text:p>
      <text:p text:style-name="P9" loext:marker-style-name="T13"><text:span text:style-name="T14">$ free -h</text:span></text:p>
      <text:p text:style-name="P10" loext:marker-style-name="T13"/>
      <text:p text:style-name="P11" loext:marker-style-name="T13"><text:span text:style-name="T20">&gt; Grafickou kartu zjistíme </text:span><text:span text:style-name="T21">pomocí commandu pro vypsání PCI sběrnic</text:span><text:span text:style-name="T22"><text:line-break/></text:span><text:span text:style-name="T23"><text:line-break/></text:span><text:span text:style-name="T24">$ </text:span><text:span text:style-name="T25">l</text:span><text:span text:style-name="T24">s</text:span><text:span text:style-name="T25">pci | grep -i vga</text:span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IDFont+F7" svg:font-family="CIDFont+F7" style:font-family-generic="roman" style:font-pitch="variable"/>
    <style:font-face style:name="CIDFont+F8" svg:font-family="CIDFont+F8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Roboto1" style:font-family-asian="Roboto" style:font-family-generic-asian="system" style:font-pitch-asian="variable" style:font-size-asian="12pt" style:font-name-complex="CIDFont+F8" style:font-family-complex="CIDFont+F8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07:50:21.875105242</meta:creation-date>
    <dc:date>2026-04-22T08:05:08.620350653</dc:date>
    <meta:editing-duration>PT2M48S</meta:editing-duration>
    <meta:editing-cycles>1</meta:editing-cycles>
    <meta:document-statistic meta:table-count="0" meta:image-count="0" meta:object-count="0" meta:page-count="1" meta:paragraph-count="10" meta:word-count="99" meta:character-count="513" meta:non-whitespace-character-count="418"/>
    <meta:generator>LibreOffice/26.2.2.2$Linux_X86_64 LibreOffice_project/620$Build-2</meta:generator>
  </office:meta>
</office:document-meta>
</file>